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T1" style:family="text">
      <style:text-properties fo:font-weight="bold"/>
    </style:style>
    <style:style style:name="P1" style:family="paragraph" style:parent-style-name="Normal">
      <style:paragraph-properties fo:text-indent="-0.3in"/>
    </style:style>
    <text:list-style style:name="L1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</office:automatic-styles>
  <office:body>
    <office:text>
      <text:p text:style-name="Heading 1">Marble</text:p>
      <text:p text:style-name="Heading 2">About</text:p>
      <text:p text:style-name="Normal">Marble is an open source KDE Education Project program similar to <text:a xlink:href="http://worldwind.arc.nasa.gov/java/">NASA World Wind</text:a> or Google Earth. </text:p>
      <text:p text:style-name="Normal">Homepage</text:p>
      <text:p text:style-name="Normal"><text:a xlink:href="http://edu.kde.org/marble/">http://edu.kde.org/marble</text:a> </text:p>
      <text:p text:style-name="Normal">License</text:p>
      <text:p text:style-name="Normal">GNU Lesser General Public License (LGPL) version 2 </text:p>
      <text:p text:style-name="Heading 2">Documentation</text:p>
      <text:p text:style-name="Normal"><text:span text:style-name="T1">Getting Started</text:span> </text:p>
      <text:list text:style-name="L1">
        <text:list-item>
          <text:p text:style-name="P1"><text:tab/>Click on the desktop icon </text:p>
        </text:list-item>
        <text:list-item>
          <text:p text:style-name="P1"><text:tab/>If you have used Google Earth before you should be able to figure this one out without much difficulty. </text:p>
        </text:list-item>
        <text:list-item>
          <text:p text:style-name="P1"><text:tab/>In the Settings menu select full-screen mode </text:p>
        </text:list-item>
        <text:list-item>
          <text:p text:style-name="P1"><text:tab/>Explore ... </text:p>
        </text:list-item>
        <text:list-item>
          <text:p text:style-name="P1"><text:tab/>In the bottom-left corner of the program window there is a subtle tab called "Map View". Click on it. </text:p>
        </text:list-item>
        <text:list-item>
          <text:p text:style-name="P1"><text:tab/>Select another map (e.g. 'Precipitation (July)') </text:p>
        </text:list-item>
        <text:list-item>
          <text:p text:style-name="P1"><text:tab/>Explore some more ... </text:p>
        </text:list-item>
      </text:list>
      <text:p text:style-name="Normal">See the <text:a xlink:href="http://edu.kde.org/marble/">Marble homepage</text:a> for more help. 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